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ee286"/>
    </style:style>
    <style:style style:name="P2" style:family="paragraph" style:parent-style-name="Text_20_body">
      <style:text-properties officeooo:paragraph-rsid="00208485"/>
    </style:style>
    <style:style style:name="P3" style:family="paragraph" style:parent-style-name="Heading_20_3">
      <style:text-properties officeooo:paragraph-rsid="002187c6"/>
    </style:style>
    <style:style style:name="P4" style:family="paragraph" style:parent-style-name="Text_20_body">
      <style:text-properties officeooo:paragraph-rsid="002b91d1"/>
    </style:style>
    <style:style style:name="P5" style:family="paragraph" style:parent-style-name="Heading_20_3">
      <style:text-properties officeooo:paragraph-rsid="002d328c"/>
    </style:style>
    <style:style style:name="P6" style:family="paragraph" style:parent-style-name="Text_20_body">
      <style:text-properties officeooo:paragraph-rsid="002d328c"/>
    </style:style>
    <style:style style:name="P7" style:family="paragraph" style:parent-style-name="Text_20_body">
      <style:text-properties officeooo:paragraph-rsid="002374aa"/>
    </style:style>
    <style:style style:name="P8" style:family="paragraph" style:parent-style-name="Heading_20_3">
      <style:text-properties officeooo:paragraph-rsid="002d873e"/>
    </style:style>
    <style:style style:name="P9" style:family="paragraph" style:parent-style-name="Text_20_body">
      <style:text-properties officeooo:paragraph-rsid="002d328c"/>
    </style:style>
    <style:style style:name="T1" style:family="text">
      <style:text-properties officeooo:rsid="00208485"/>
    </style:style>
    <style:style style:name="T2" style:family="text">
      <style:text-properties officeooo:rsid="002b91d1"/>
    </style:style>
    <style:style style:name="T3" style:family="text">
      <style:text-properties officeooo:rsid="002d328c"/>
    </style:style>
    <style:style style:name="T4" style:family="text">
      <style:text-properties officeooo:rsid="002d87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1. <text:span text:style-name="Strong_20_Emphasis">Introducción – El misterio universal</text:span></text:h>
      <text:p text:style-name="Horizontal_20_Line"/>
      <text:p text:style-name="P2"><text:span text:style-name="Strong_20_Emphasis">La vida es, quizás, el mayor enigma que ha enfrentado el pensamiento humano.</text:span><text:line-break/>Aparece en todas partes, adopta formas infinitas, se transforma, lucha, se adapta, desaparece y vuelve a surgir como si nada pudiera detenerla. Está en el fondo del mar y en las alturas del aire, en un insecto diminuto y en un árbol milenario, en un virus y en nosotros mismos. La vemos, la sentimos, la habitamos… y sin embargo, no logramos atraparla con una definición. Sabemos que está ahí, que actúa, que persiste. Pero ¿qué es la vida exactamente? ¿Por qué ocurre? ¿Y por qué parece desafiar las leyes de lo inerte?</text:p>
      <text:p text:style-name="Horizontal_20_Line"/>
      <text:p text:style-name="Text_20_body">¿<text:span text:style-name="T1">Es u</text:span>na propiedad de la materia? ¿Una reacción química bien organizada? ¿Un impulso misterioso que recorre el universo?<text:line-break/>¿Por qué está aquí? ¿Es el resultado de una larga cadena de casualidades o una consecuencia inevitable de las leyes físicas?<text:line-break/>¿Es única, o una entre muchas posibles formas de existencia? ¿Está separada del resto del universo o es parte inseparable de él?<text:line-break/>Y si la vida puede surgir de la materia inerte, como afirman muchas teorías, ¿por qué no lo hace en todas partes? ¿Qué condiciones la despiertan?</text:p>
      <text:p text:style-name="Text_20_body">Preguntas como estas han inquietado a filósofos, científicos y poetas por igual, sin encontrar respuestas definitivas. Tal vez la vida no sea un objeto a definir, sino un proceso a comprender. Y tal vez, al observar su funcionamiento con ojos nuevos, descubramos que la verdadera respuesta no está en lo que la vida <text:span text:style-name="Emphasis">es</text:span>, sino en lo que <text:span text:style-name="Emphasis">hace</text:span>.</text:p>
      <text:p text:style-name="Horizontal_20_Line"/>
      <text:p text:style-name="Text_20_body">En este capítulo no intentaremos encerrar a la vida en una fórmula rígida ni definirla en términos absolutos. En lugar de eso, la abordaremos como lo que realmente parece ser: un sistema en acción, una inteligencia en movimiento, una maquinaria invisible que transforma el universo desde dentro. No nos preguntaremos qué es la vida en el sentido tradicional, sino cómo funciona, qué patrones repite, qué problemas resuelve y por qué su presencia parece inevitable allí donde la materia encuentra las condiciones adecuadas. Al hacerlo, tal vez logremos ver más allá de las apariencias y empezar a comprender el verdadero papel que juega la vida en el tejido del cosmos.</text:p>
      <text:p text:style-name="Horizontal_20_Line"/>
      <text:p text:style-name="Text_20_body"/>
      <text:p text:style-name="Standard"/>
      <text:p text:style-name="Standard"/>
      <text:p text:style-name="Standard"/>
      <text:p text:style-name="Standard"/>
      <text:p text:style-name="Standard"/>
      <text:p text:style-name="Standard"/>
      <text:p text:style-name="Standard"><text:soft-page-break/></text:p>
      <text:p text:style-name="Standard"/>
      <text:h text:style-name="P3" text:outline-level="3">2. <text:span text:style-name="Strong_20_Emphasis">La inteligencia invisible</text:span></text:h>
      <text:p text:style-name="Standard"/>
      <text:p text:style-name="Text_20_body">En el vasto silencio del universo, en la inmensidad del espacio infinito, una inteligencia despertó, espontáneamente.</text:p>
      <text:p text:style-name="Text_20_body">Y no fue un accidente, sino un fenómeno inevitable, nacido del propio orden del universo.</text:p>
      <text:p text:style-name="Text_20_body">Una reacción natural, una propiedad emergente de la materia. </text:p>
      <text:p text:style-name="Text_20_body">Un ser único e inmortal.</text:p>
      <text:p text:style-name="Text_20_body">La mayor de todas las inteligencias posibles.</text:p>
      <text:p text:style-name="Text_20_body">Expandiendose en todas direcciones, abarcando galaxias, moléculas, soles, océanos, todo.</text:p>
      <text:p text:style-name="Text_20_body">Habitando el universo entero.</text:p>
      <text:p text:style-name="Text_20_body"/>
      <text:p text:style-name="Text_20_body">Y es asi que ella es todos los cuerpos. </text:p>
      <text:p text:style-name="Text_20_body">Y contiene todos los nombres. </text:p>
      <text:p text:style-name="P4">Y que mientras el universo<text:span text:style-name="T2"> exista</text:span>, existirá. </text:p>
      <text:p text:style-name="Text_20_body"/>
      <text:p text:style-name="Text_20_body">Detrás de cada ser vivo —desde la más simple bacteria hasta el ser humano— se esconde una misma fuerza, una misma lógica, una misma voluntad de existir, persistir y transformarse. Esa fuerza no pertenece a un individuo en particular, ni está contenida en una sola forma: es una inteligencia que atraviesa a todos los organismos y que utiliza sus cuerpos como instrumentos para actuar en el universo. </text:p>
      <text:p text:style-name="Text_20_body">No una colección de seres aislados, sino un solo ser, inmenso, complejo, compuesto por millones de formas distintas a lo largo del tiempo y el espacio.</text:p>
      <text:p text:style-name="Text_20_body"/>
      <text:p text:style-name="Text_20_body">En un universo adonde todo lo que es posible ocurre una y otra vez.</text:p>
      <text:p text:style-name="Text_20_body">Adonde la materia se ordena, donde el caos cede el paso al patrón. </text:p>
      <text:p text:style-name="Text_20_body">Alli, sus huellas estarán en todas partes. </text:p>
      <text:p text:style-name="Text_20_body">Creando organismos como un artesano modelando figuras.</text:p>
      <text:p text:style-name="Text_20_body">Una mente que piensa a través de millones de cuerpos al mismo tiempo. </text:p>
      <text:p text:style-name="Text_20_body">En donde cada especie es una expresión distinta de su pensamiento. Cada ciclo de vida, una parte de su lenguaje. </text:p>
      <text:p text:style-name="Text_20_body"><text:soft-page-break/>No hay decisión individual que escape a su lógica, ni movimiento que no forme parte de su búsqueda constante. </text:p>
      <text:p text:style-name="Text_20_body">No se limita a existir: explora, aprende, abarca, conquista, decide, vive.</text:p>
      <text:p text:style-name="Text_20_body">Con una sed de conocimiento que no tiene fin.</text:p>
      <text:p text:style-name="Text_20_body">Y cada organismo es un intento. Cada mutación, una pregunta. Cada forma que desaparece, una respuesta. </text:p>
      <text:p text:style-name="Text_20_body">Y así consume el tiempo infinito de la eternidad.</text:p>
      <text:p text:style-name="Text_20_body">Interrogando al universo, por generaciones y generaciones.</text:p>
      <text:p text:style-name="P7"/>
      <text:p text:style-name="P7"/>
      <text:p text:style-name="Horizontal_20_Line"/>
      <text:p text:style-name="Text_20_body"/>
      <text:h text:style-name="P5" text:outline-level="3"><text:span text:style-name="Strong_20_Emphasis">3. </text:span><text:span text:style-name="Strong_20_Emphasis"><text:span text:style-name="T3">Un</text:span></text:span><text:span text:style-name="Strong_20_Emphasis"> sistema inteligente</text:span></text:h>
      <text:p text:style-name="P6"><text:span text:style-name="Strong_20_Emphasis"/></text:p>
      <text:p text:style-name="P6">La vida actúa. Se mueve, se extiende, se transforma. Aprende, compara, selecciona, memoriza. Explora caminos, encuentra soluciones, perfecciona estructuras, anticipa escenarios. ¿Puede alguien afirmar que esto no es inteligencia? La vida, en su conjunto, resuelve problemas complejos desde el principio de los tiempos. Lo hace sin descanso, generación tras generación, y en cada rincón del universo donde tiene oportunidad de despertar.</text:p>
      <text:p text:style-name="P6">Su inteligencia no se parece a la nuestra. No está contenida en un solo cuerpo, ni en una sola mente. Su arquitectura es vasta, fragmentada, dispersa en millones de organismos que nacen, se reproducen y mueren. Pero en conjunto, forman un sistema. Un sistema funcional, coherente, extraordinariamente eficiente. Un sistema que procesa información, toma decisiones y produce conocimiento. Una mente invisible, sin centro aparente, que se despliega a lo largo del tiempo y del espacio.</text:p>
      <text:p text:style-name="P6">Intentaremos comprender este sistema. Lo haremos desde el laboratorio, construyendo una simulación extremadamente simple, una maqueta lógica que imita algunas de sus propiedades más elementales. Sabemos que es apenas un reflejo, un modelo incompleto. Pero incluso esa simplificación nos permitirá ver con claridad que la vida no es un accidente, ni un caos que se ordena por azar. Es una máquina inteligente. Una máquina real. Una arquitectura lógica que se construye a sí misma, que mejora con el tiempo, y que, de algún modo, <text:span text:style-name="Strong_20_Emphasis">piensa</text:span>.</text:p>
      <text:p text:style-name="P6"/>
      <text:p text:style-name="P6"/>
      <text:p text:style-name="Horizontal_20_Line"/>
      <text:p text:style-name="Text_20_body"/>
      <text:h text:style-name="P8" text:outline-level="3"><text:soft-page-break/><text:span text:style-name="Strong_20_Emphasis"><text:span text:style-name="T4">4. Elementos funcionales.</text:span></text:span></text:h>
      <text:p text:style-name="Text_20_body"/>
      <text:p text:style-name="Text_20_body">La inteligencia de la vida no surge de la nada. Tiene estructura, tiene método. Como toda máquina, está formada por piezas. Cuatro grandes componentes —sencillos en apariencia, pero infinitos en combinaciones— la sostienen desde el origen del tiempo.</text:p>
      <text:p text:style-name="Text_20_body"><text:span text:style-name="Strong_20_Emphasis">El ADN</text:span> es su memoria.<text:line-break/>Un libro sagrado, escrito en silencio, donde cada criatura hereda fragmentos del conocimiento acumulado por generaciones enteras.</text:p>
      <text:p text:style-name="Text_20_body"><text:span text:style-name="Strong_20_Emphasis">La reproducción</text:span> es su motor.<text:line-break/>Un acto perpetuo de transformación, donde las versiones antiguas dan paso a nuevas formas, probando caminos nunca antes recorridos.</text:p>
      <text:p text:style-name="Text_20_body"><text:span text:style-name="Strong_20_Emphasis">El individuo</text:span> es su instrumento.<text:line-break/>Una chispa fugaz que nace, actúa y desaparece, cumpliendo con su parte en una sinfonía más grande de lo que puede imaginar.</text:p>
      <text:p text:style-name="Text_20_body"><text:span text:style-name="Strong_20_Emphasis">El ciclo de vida</text:span> es su compás.<text:line-break/>El ritmo que ordena el movimiento: nacer, reproducirse, morir. Así la danza continúa, generación tras generación.</text:p>
      <text:p text:style-name="Text_20_body">Estos son los elementos que estudiaremos a partir del próximo capítulo. Y al hacerlo, tal vez podamos vislumbrar por primera vez la máquina secreta que se oculta detrás de todo lo vivo.</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7T13:09:07.891000000</meta:creation-date>
    <dc:date>2025-07-09T10:02:55.536000000</dc:date>
    <meta:editing-duration>PT1H35M9S</meta:editing-duration>
    <meta:editing-cycles>11</meta:editing-cycles>
    <meta:generator>LibreOffice/7.3.5.2$Windows_X86_64 LibreOffice_project/184fe81b8c8c30d8b5082578aee2fed2ea847c01</meta:generator>
    <meta:document-statistic meta:table-count="0" meta:image-count="0" meta:object-count="0" meta:page-count="4" meta:paragraph-count="41" meta:word-count="1088" meta:character-count="6712" meta:non-whitespace-character-count="5653"/>
  </office:meta>
</office:document-meta>
</file>